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normal" fo:font-weight="bold" officeooo:rsid="000baa8f" officeooo:paragraph-rsid="000baa8f" style:font-size-asian="14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fo:font-weight="normal" officeooo:rsid="000baa8f" officeooo:paragraph-rsid="000baa8f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0baa8f"/>
    </style:style>
    <style:style style:name="P4" style:family="paragraph" style:parent-style-name="Standard">
      <style:paragraph-properties fo:text-align="start" style:justify-single-word="false"/>
      <style:text-properties officeooo:paragraph-rsid="000baa8f"/>
    </style:style>
    <style:style style:name="T1" style:family="text">
      <style:text-properties fo:font-size="12pt" fo:font-style="normal" fo:font-weight="normal" officeooo:rsid="000baa8f" style:font-size-asian="10.5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vigation</text:p>
      <text:p text:style-name="P2"/>
      <text:p text:style-name="P2">Fra menu bjælken kan brugeren navigerer sig rundt på hele hjemmesiden. Menu bjælken vil være tilstede lige meget hvor brugeren befinder sig henne på siden.</text:p>
      <text:p text:style-name="P2"/>
      <text:list xml:id="list828474016074981184" text:style-name="L1">
        <text:list-item>
          <text:p text:style-name="P3"><text:span text:style-name="T1">Welcome referer til figur 1</text:span></text:p>
        </text:list-item>
        <text:list-item>
          <text:p text:style-name="P3"><text:span text:style-name="T1"><text:s/>Booking referer til figur 2</text:span></text:p>
        </text:list-item>
        <text:list-item>
          <text:p text:style-name="P3"><text:span text:style-name="T1"><text:s/>Activities referer til figur 3</text:span></text:p>
        </text:list-item>
        <text:list-item>
          <text:p text:style-name="P3"><text:span text:style-name="T1"><text:s/>Pictures til figur 4</text:span></text:p>
          <text:p text:style-name="P3"/>
        </text:list-item>
      </text:list>
      <text:p text:style-name="P4"><text:span text:style-name="T1">Siderne er uafhængig, så de har ingen relation til hinand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ppe </meta:initial-creator>
    <meta:creation-date>2015-04-20T15:24:17.526008530</meta:creation-date>
    <dc:date>2015-04-20T15:32:57.797259233</dc:date>
    <dc:creator>Jeppe </dc:creator>
    <meta:editing-duration>PT8M40S</meta:editing-duration>
    <meta:editing-cycles>1</meta:editing-cycles>
    <meta:document-statistic meta:table-count="0" meta:image-count="0" meta:object-count="0" meta:page-count="1" meta:paragraph-count="8" meta:word-count="60" meta:character-count="337" meta:non-whitespace-character-count="286"/>
    <meta:generator>LibreOffice/4.3.3.2$Linux_X86_64 LibreOffice_project/430m0$Build-2</meta:generator>
  </office:meta>
</office:document-meta>
</file>